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utburst</text:p>
          </table:table-cell>
          <table:table-cell office:value-type="string" calcext:value-type="string">
            <text:p>t_del</text:p>
          </table:table-cell>
          <table:table-cell office:value-type="string" calcext:value-type="string">
            <text:p>t_adv</text:p>
          </table:table-cell>
          <table:table-cell office:value-type="string" calcext:value-type="string">
            <text:p>Dist (AU)</text:p>
          </table:table-cell>
          <table:table-cell office:value-type="string" calcext:value-type="string">
            <text:p>v/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86.623" calcext:value-type="float">
            <text:p>1886.623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3837" calcext:value-type="float">
            <text:p>3837</text:p>
          </table:table-cell>
          <table:table-cell office:value-type="float" office:value="0.251" calcext:value-type="float">
            <text:p>0.251</text:p>
          </table:table-cell>
          <table:table-cell office:value-type="float" office:value="1886.623" calcext:value-type="float">
            <text:p>1886.623</text:p>
          </table:table-cell>
          <table:table-cell table:formula="of:=[.A3]+[.C3]" office:value-type="float" office:value="1886.623" calcext:value-type="float">
            <text:p>1886.623</text:p>
          </table:table-cell>
        </table:table-row>
        <table:table-row table:style-name="ro1">
          <table:table-cell office:value-type="float" office:value="1896.668" calcext:value-type="float">
            <text:p>1896.668</text:p>
          </table:table-cell>
          <table:table-cell office:value-type="float" office:value="1.35" calcext:value-type="float">
            <text:p>1.35</text:p>
          </table:table-cell>
          <table:table-cell office:value-type="float" office:value="0.176" calcext:value-type="float">
            <text:p>0.176</text:p>
          </table:table-cell>
          <table:table-cell office:value-type="float" office:value="15242" calcext:value-type="float">
            <text:p>15242</text:p>
          </table:table-cell>
          <table:table-cell office:value-type="float" office:value="0.088" calcext:value-type="float">
            <text:p>0.088</text:p>
          </table:table-cell>
          <table:table-cell office:value-type="float" office:value="1896.668" calcext:value-type="float">
            <text:p>1896.668</text:p>
          </table:table-cell>
          <table:table-cell table:formula="of:=[.A4]+[.C4]" office:value-type="float" office:value="1896.844" calcext:value-type="float">
            <text:p>1896.844</text:p>
          </table:table-cell>
        </table:table-row>
        <table:table-row table:style-name="ro1">
          <table:table-cell office:value-type="float" office:value="1898.61" calcext:value-type="float">
            <text:p>1898.6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float" office:value="0.266" calcext:value-type="float">
            <text:p>0.266</text:p>
          </table:table-cell>
          <table:table-cell office:value-type="float" office:value="1898.61" calcext:value-type="float">
            <text:p>1898.61</text:p>
          </table:table-cell>
          <table:table-cell table:formula="of:=[.A5]+[.C5]" office:value-type="float" office:value="1898.61" calcext:value-type="float">
            <text:p>1898.61</text:p>
          </table:table-cell>
        </table:table-row>
        <table:table-row table:style-name="ro1">
          <table:table-cell office:value-type="float" office:value="1906.196" calcext:value-type="float">
            <text:p>1906.196</text:p>
          </table:table-cell>
          <table:table-cell office:value-type="float" office:value="2.882" calcext:value-type="float">
            <text:p>2.882</text:p>
          </table:table-cell>
          <table:table-cell office:value-type="float" office:value="0.198" calcext:value-type="float">
            <text:p>0.198</text:p>
          </table:table-cell>
          <table:table-cell office:value-type="float" office:value="18384" calcext:value-type="float">
            <text:p>18384</text:p>
          </table:table-cell>
          <table:table-cell office:value-type="float" office:value="0.061" calcext:value-type="float">
            <text:p>0.061</text:p>
          </table:table-cell>
          <table:table-cell office:value-type="float" office:value="1906.196" calcext:value-type="float">
            <text:p>1906.196</text:p>
          </table:table-cell>
          <table:table-cell table:formula="of:=[.A6]+[.C6]" office:value-type="float" office:value="1906.394" calcext:value-type="float">
            <text:p>1906.394</text:p>
          </table:table-cell>
        </table:table-row>
        <table:table-row table:style-name="ro1">
          <table:table-cell office:value-type="float" office:value="1910.592" calcext:value-type="float">
            <text:p>1910.59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3528" calcext:value-type="float">
            <text:p>3528</text:p>
          </table:table-cell>
          <table:table-cell office:value-type="float" office:value="0.262" calcext:value-type="float">
            <text:p>0.262</text:p>
          </table:table-cell>
          <table:table-cell office:value-type="float" office:value="1910.592" calcext:value-type="float">
            <text:p>1910.592</text:p>
          </table:table-cell>
          <table:table-cell table:formula="of:=[.A7]+[.C7]" office:value-type="float" office:value="1910.592" calcext:value-type="float">
            <text:p>1910.592</text:p>
          </table:table-cell>
        </table:table-row>
        <table:table-row table:style-name="ro1">
          <table:table-cell office:value-type="float" office:value="1912.978" calcext:value-type="float">
            <text:p>1912.978</text:p>
          </table:table-cell>
          <table:table-cell office:value-type="float" office:value="0.478" calcext:value-type="float">
            <text:p>0.478</text:p>
          </table:table-cell>
          <table:table-cell office:value-type="float" office:value="0.104" calcext:value-type="float">
            <text:p>0.104</text:p>
          </table:table-cell>
          <table:table-cell office:value-type="float" office:value="11498" calcext:value-type="float">
            <text:p>11498</text:p>
          </table:table-cell>
          <table:table-cell office:value-type="float" office:value="0.121" calcext:value-type="float">
            <text:p>0.121</text:p>
          </table:table-cell>
          <table:table-cell office:value-type="float" office:value="1912.978" calcext:value-type="float">
            <text:p>1912.978</text:p>
          </table:table-cell>
          <table:table-cell table:formula="of:=[.A8]+[.C8]" office:value-type="float" office:value="1913.082" calcext:value-type="float">
            <text:p>1913.082</text:p>
          </table:table-cell>
        </table:table-row>
        <table:table-row table:style-name="ro1">
          <table:table-cell office:value-type="float" office:value="1922.529" calcext:value-type="float">
            <text:p>1922.529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office:value-type="float" office:value="0.238" calcext:value-type="float">
            <text:p>0.238</text:p>
          </table:table-cell>
          <table:table-cell office:value-type="float" office:value="1922.529" calcext:value-type="float">
            <text:p>1922.529</text:p>
          </table:table-cell>
          <table:table-cell table:formula="of:=[.A9]+[.C9]" office:value-type="float" office:value="1922.529" calcext:value-type="float">
            <text:p>1922.529</text:p>
          </table:table-cell>
        </table:table-row>
        <table:table-row table:style-name="ro1">
          <table:table-cell office:value-type="float" office:value="1923.725" calcext:value-type="float">
            <text:p>1923.7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2" calcext:value-type="float">
            <text:p>0.052</text:p>
          </table:table-cell>
          <table:table-cell office:value-type="float" office:value="6589" calcext:value-type="float">
            <text:p>6589</text:p>
          </table:table-cell>
          <table:table-cell office:value-type="float" office:value="0.186" calcext:value-type="float">
            <text:p>0.186</text:p>
          </table:table-cell>
          <table:table-cell office:value-type="float" office:value="1923.725" calcext:value-type="float">
            <text:p>1923.725</text:p>
          </table:table-cell>
          <table:table-cell table:formula="of:=[.A10]+[.C10]" office:value-type="float" office:value="1923.777" calcext:value-type="float">
            <text:p>1923.777</text:p>
          </table:table-cell>
        </table:table-row>
        <table:table-row table:style-name="ro1">
          <table:table-cell office:value-type="float" office:value="1934.335" calcext:value-type="float">
            <text:p>1934.335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6127" calcext:value-type="float">
            <text:p>6127</text:p>
          </table:table-cell>
          <table:table-cell office:value-type="float" office:value="0.194" calcext:value-type="float">
            <text:p>0.194</text:p>
          </table:table-cell>
          <table:table-cell office:value-type="float" office:value="1934.335" calcext:value-type="float">
            <text:p>1934.335</text:p>
          </table:table-cell>
          <table:table-cell table:formula="of:=[.A11]+[.C11]" office:value-type="float" office:value="1934.335" calcext:value-type="float">
            <text:p>1934.335</text:p>
          </table:table-cell>
        </table:table-row>
        <table:table-row table:style-name="ro1">
          <table:table-cell office:value-type="float" office:value="1935.398" calcext:value-type="float">
            <text:p>1935.3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4" calcext:value-type="float">
            <text:p>0.034</text:p>
          </table:table-cell>
          <table:table-cell office:value-type="float" office:value="4431" calcext:value-type="float">
            <text:p>4431</text:p>
          </table:table-cell>
          <table:table-cell office:value-type="float" office:value="0.233" calcext:value-type="float">
            <text:p>0.233</text:p>
          </table:table-cell>
          <table:table-cell office:value-type="float" office:value="1935.398" calcext:value-type="float">
            <text:p>1935.398</text:p>
          </table:table-cell>
          <table:table-cell table:formula="of:=[.A12]+[.C12]" office:value-type="float" office:value="1935.432" calcext:value-type="float">
            <text:p>1935.432</text:p>
          </table:table-cell>
        </table:table-row>
        <table:table-row table:style-name="ro1">
          <table:table-cell office:value-type="float" office:value="1945.818" calcext:value-type="float">
            <text:p>1945.818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10421" calcext:value-type="float">
            <text:p>10421</text:p>
          </table:table-cell>
          <table:table-cell office:value-type="float" office:value="0.131" calcext:value-type="float">
            <text:p>0.131</text:p>
          </table:table-cell>
          <table:table-cell office:value-type="float" office:value="1945.818" calcext:value-type="float">
            <text:p>1945.818</text:p>
          </table:table-cell>
          <table:table-cell table:formula="of:=[.A13]+[.C13]" office:value-type="float" office:value="1945.818" calcext:value-type="float">
            <text:p>1945.818</text:p>
          </table:table-cell>
        </table:table-row>
        <table:table-row table:style-name="ro1">
          <table:table-cell office:value-type="float" office:value="1947.282" calcext:value-type="float">
            <text:p>1947.2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3540" calcext:value-type="float">
            <text:p>3540</text:p>
          </table:table-cell>
          <table:table-cell office:value-type="float" office:value="0.26" calcext:value-type="float">
            <text:p>0.26</text:p>
          </table:table-cell>
          <table:table-cell office:value-type="float" office:value="1947.282" calcext:value-type="float">
            <text:p>1947.282</text:p>
          </table:table-cell>
          <table:table-cell table:formula="of:=[.A14]+[.C14]" office:value-type="float" office:value="1947.309" calcext:value-type="float">
            <text:p>1947.309</text:p>
          </table:table-cell>
        </table:table-row>
        <table:table-row table:style-name="ro1">
          <table:table-cell office:value-type="float" office:value="1957.083" calcext:value-type="float">
            <text:p>1957.083</text:p>
          </table:table-cell>
          <table:table-cell office:value-type="float" office:value="2.254" calcext:value-type="float">
            <text:p>2.254</text:p>
          </table:table-cell>
          <table:table-cell office:value-type="float" office:value="0.066" calcext:value-type="float">
            <text:p>0.066</text:p>
          </table:table-cell>
          <table:table-cell office:value-type="float" office:value="17313" calcext:value-type="float">
            <text:p>17313</text:p>
          </table:table-cell>
          <table:table-cell office:value-type="float" office:value="0.067" calcext:value-type="float">
            <text:p>0.067</text:p>
          </table:table-cell>
          <table:table-cell office:value-type="float" office:value="1957.083" calcext:value-type="float">
            <text:p>1957.083</text:p>
          </table:table-cell>
          <table:table-cell table:formula="of:=[.A15]+[.C15]" office:value-type="float" office:value="1957.149" calcext:value-type="float">
            <text:p>1957.149</text:p>
          </table:table-cell>
        </table:table-row>
        <table:table-row table:style-name="ro1">
          <table:table-cell office:value-type="float" office:value="1959.212" calcext:value-type="float">
            <text:p>1959.2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3313" calcext:value-type="float">
            <text:p>3313</text:p>
          </table:table-cell>
          <table:table-cell office:value-type="float" office:value="0.267" calcext:value-type="float">
            <text:p>0.267</text:p>
          </table:table-cell>
          <table:table-cell office:value-type="float" office:value="1959.212" calcext:value-type="float">
            <text:p>1959.212</text:p>
          </table:table-cell>
          <table:table-cell table:formula="of:=[.A16]+[.C16]" office:value-type="float" office:value="1959.238" calcext:value-type="float">
            <text:p>1959.238</text:p>
          </table:table-cell>
        </table:table-row>
        <table:table-row table:style-name="ro1">
          <table:table-cell office:value-type="float" office:value="1964.231" calcext:value-type="float">
            <text:p>1964.231</text:p>
          </table:table-cell>
          <table:table-cell office:value-type="float" office:value="1.552" calcext:value-type="float">
            <text:p>1.552</text:p>
          </table:table-cell>
          <table:table-cell office:value-type="float" office:value="0.06" calcext:value-type="float">
            <text:p>0.06</text:p>
          </table:table-cell>
          <table:table-cell office:value-type="float" office:value="15786" calcext:value-type="float">
            <text:p>15786</text:p>
          </table:table-cell>
          <table:table-cell office:value-type="float" office:value="0.079" calcext:value-type="float">
            <text:p>0.079</text:p>
          </table:table-cell>
          <table:table-cell office:value-type="float" office:value="1964.231" calcext:value-type="float">
            <text:p>1964.231</text:p>
          </table:table-cell>
          <table:table-cell table:formula="of:=[.A17]+[.C17]" office:value-type="float" office:value="1964.291" calcext:value-type="float">
            <text:p>1964.291</text:p>
          </table:table-cell>
        </table:table-row>
        <table:table-row table:style-name="ro1">
          <table:table-cell office:value-type="float" office:value="1971.126" calcext:value-type="float">
            <text:p>1971.1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  <table:table-cell office:value-type="float" office:value="3613" calcext:value-type="float">
            <text:p>3613</text:p>
          </table:table-cell>
          <table:table-cell office:value-type="float" office:value="0.255" calcext:value-type="float">
            <text:p>0.255</text:p>
          </table:table-cell>
          <table:table-cell office:value-type="float" office:value="1971.126" calcext:value-type="float">
            <text:p>1971.126</text:p>
          </table:table-cell>
          <table:table-cell table:formula="of:=[.A18]+[.C18]" office:value-type="float" office:value="1971.154" calcext:value-type="float">
            <text:p>1971.154</text:p>
          </table:table-cell>
        </table:table-row>
        <table:table-row table:style-name="ro1">
          <table:table-cell office:value-type="float" office:value="1972.928" calcext:value-type="float">
            <text:p>1972.928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8967" calcext:value-type="float">
            <text:p>8967</text:p>
          </table:table-cell>
          <table:table-cell office:value-type="float" office:value="0.146" calcext:value-type="float">
            <text:p>0.146</text:p>
          </table:table-cell>
          <table:table-cell office:value-type="float" office:value="1972.928" calcext:value-type="float">
            <text:p>1972.928</text:p>
          </table:table-cell>
          <table:table-cell table:formula="of:=[.A19]+[.C19]" office:value-type="float" office:value="1972.928" calcext:value-type="float">
            <text:p>1972.928</text:p>
          </table:table-cell>
        </table:table-row>
        <table:table-row table:style-name="ro1">
          <table:table-cell office:value-type="float" office:value="1982.964" calcext:value-type="float">
            <text:p>1982.9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7" calcext:value-type="float">
            <text:p>0.037</text:p>
          </table:table-cell>
          <table:table-cell office:value-type="float" office:value="4633" calcext:value-type="float">
            <text:p>4633</text:p>
          </table:table-cell>
          <table:table-cell office:value-type="float" office:value="0.224" calcext:value-type="float">
            <text:p>0.224</text:p>
          </table:table-cell>
          <table:table-cell office:value-type="float" office:value="1982.964" calcext:value-type="float">
            <text:p>1982.964</text:p>
          </table:table-cell>
          <table:table-cell table:formula="of:=[.A20]+[.C20]" office:value-type="float" office:value="1983.001" calcext:value-type="float">
            <text:p>1983.001</text:p>
          </table:table-cell>
        </table:table-row>
        <table:table-row table:style-name="ro1">
          <table:table-cell office:value-type="float" office:value="1984.119" calcext:value-type="float">
            <text:p>1984.119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5387" calcext:value-type="float">
            <text:p>5387</text:p>
          </table:table-cell>
          <table:table-cell office:value-type="float" office:value="0.205" calcext:value-type="float">
            <text:p>0.205</text:p>
          </table:table-cell>
          <table:table-cell office:value-type="float" office:value="1984.119" calcext:value-type="float">
            <text:p>1984.119</text:p>
          </table:table-cell>
          <table:table-cell table:formula="of:=[.A21]+[.C21]" office:value-type="float" office:value="1984.119" calcext:value-type="float">
            <text:p>1984.119</text:p>
          </table:table-cell>
        </table:table-row>
        <table:table-row table:style-name="ro1">
          <table:table-cell office:value-type="float" office:value="1994.594" calcext:value-type="float">
            <text:p>1994.594</text:p>
          </table:table-cell>
          <table:table-cell office:value-type="float" office:value="0.11" calcext:value-type="float">
            <text:p>0.11</text:p>
          </table:table-cell>
          <table:table-cell office:value-type="float" office:value="0.058" calcext:value-type="float">
            <text:p>0.058</text:p>
          </table:table-cell>
          <table:table-cell office:value-type="float" office:value="7079" calcext:value-type="float">
            <text:p>7079</text:p>
          </table:table-cell>
          <table:table-cell office:value-type="float" office:value="0.173" calcext:value-type="float">
            <text:p>0.173</text:p>
          </table:table-cell>
          <table:table-cell office:value-type="float" office:value="1994.594" calcext:value-type="float">
            <text:p>1994.594</text:p>
          </table:table-cell>
          <table:table-cell table:formula="of:=[.A22]+[.C22]" office:value-type="float" office:value="1994.652" calcext:value-type="float">
            <text:p>1994.652</text:p>
          </table:table-cell>
        </table:table-row>
        <table:table-row table:style-name="ro1">
          <table:table-cell office:value-type="float" office:value="1995.841" calcext:value-type="float">
            <text:p>1995.84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0.245" calcext:value-type="float">
            <text:p>0.245</text:p>
          </table:table-cell>
          <table:table-cell office:value-type="float" office:value="1995.841" calcext:value-type="float">
            <text:p>1995.841</text:p>
          </table:table-cell>
          <table:table-cell table:formula="of:=[.A23]+[.C23]" office:value-type="float" office:value="1995.841" calcext:value-type="float">
            <text:p>1995.841</text:p>
          </table:table-cell>
        </table:table-row>
        <table:table-row table:style-name="ro1">
          <table:table-cell office:value-type="float" office:value="2005.743" calcext:value-type="float">
            <text:p>2005.743</text:p>
          </table:table-cell>
          <table:table-cell office:value-type="float" office:value="0.631" calcext:value-type="float">
            <text:p>0.631</text:p>
          </table:table-cell>
          <table:table-cell office:value-type="float" office:value="0.13" calcext:value-type="float">
            <text:p>0.13</text:p>
          </table:table-cell>
          <table:table-cell office:value-type="float" office:value="12427" calcext:value-type="float">
            <text:p>12427</text:p>
          </table:table-cell>
          <table:table-cell office:value-type="float" office:value="0.106" calcext:value-type="float">
            <text:p>0.106</text:p>
          </table:table-cell>
          <table:table-cell office:value-type="float" office:value="2005.743" calcext:value-type="float">
            <text:p>2005.743</text:p>
          </table:table-cell>
          <table:table-cell table:formula="of:=[.A24]+[.C24]" office:value-type="float" office:value="2005.873" calcext:value-type="float">
            <text:p>2005.873</text:p>
          </table:table-cell>
        </table:table-row>
        <table:table-row table:style-name="ro1">
          <table:table-cell office:value-type="float" office:value="2007.693" calcext:value-type="float">
            <text:p>2007.69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0.264" calcext:value-type="float">
            <text:p>0.264</text:p>
          </table:table-cell>
          <table:table-cell office:value-type="float" office:value="2007.693" calcext:value-type="float">
            <text:p>2007.693</text:p>
          </table:table-cell>
          <table:table-cell table:formula="of:=[.A25]+[.C25]" office:value-type="float" office:value="2007.693" calcext:value-type="float">
            <text:p>2007.693</text:p>
          </table:table-cell>
        </table:table-row>
        <table:table-row table:style-name="ro1">
          <table:table-cell office:value-type="float" office:value="2015.868" calcext:value-type="float">
            <text:p>2015.868</text:p>
          </table:table-cell>
          <table:table-cell office:value-type="float" office:value="2.392" calcext:value-type="float">
            <text:p>2.392</text:p>
          </table:table-cell>
          <table:table-cell office:value-type="float" office:value="0.205" calcext:value-type="float">
            <text:p>0.205</text:p>
          </table:table-cell>
          <table:table-cell office:value-type="float" office:value="17566" calcext:value-type="float">
            <text:p>17566</text:p>
          </table:table-cell>
          <table:table-cell office:value-type="float" office:value="0.058" calcext:value-type="float">
            <text:p>0.058</text:p>
          </table:table-cell>
          <table:table-cell office:value-type="float" office:value="2015.868" calcext:value-type="float">
            <text:p>2015.868</text:p>
          </table:table-cell>
          <table:table-cell table:formula="of:=[.A26]+[.C26]" office:value-type="float" office:value="2016.073" calcext:value-type="float">
            <text:p>2016.073</text:p>
          </table:table-cell>
        </table:table-row>
        <table:table-row table:style-name="ro1">
          <table:table-cell office:value-type="float" office:value="2019.569" calcext:value-type="float">
            <text:p>2019.569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0.265" calcext:value-type="float">
            <text:p>0.265</text:p>
          </table:table-cell>
          <table:table-cell office:value-type="float" office:value="2019.569" calcext:value-type="float">
            <text:p>2019.569</text:p>
          </table:table-cell>
          <table:table-cell table:formula="of:=[.A27]+[.C27]" office:value-type="float" office:value="2019.569" calcext:value-type="float">
            <text:p>2019.569</text:p>
          </table:table-cell>
        </table:table-row>
        <table:table-row table:style-name="ro1">
          <table:table-cell office:value-type="float" office:value="2022.548" calcext:value-type="float">
            <text:p>2022.548</text:p>
          </table:table-cell>
          <table:table-cell office:value-type="float" office:value="0.624" calcext:value-type="float">
            <text:p>0.624</text:p>
          </table:table-cell>
          <table:table-cell office:value-type="float" office:value="0.131" calcext:value-type="float">
            <text:p>0.131</text:p>
          </table:table-cell>
          <table:table-cell office:value-type="float" office:value="12386" calcext:value-type="float">
            <text:p>12386</text:p>
          </table:table-cell>
          <table:table-cell office:value-type="float" office:value="0.103" calcext:value-type="float">
            <text:p>0.103</text:p>
          </table:table-cell>
          <table:table-cell office:value-type="float" office:value="2022.548" calcext:value-type="float">
            <text:p>2022.548</text:p>
          </table:table-cell>
          <table:table-cell table:formula="of:=[.A28]+[.C28]" office:value-type="float" office:value="2022.679" calcext:value-type="float">
            <text:p>2022.679</text:p>
          </table:table-cell>
        </table:table-row>
        <table:table-row table:style-name="ro1">
          <table:table-cell office:value-type="float" office:value="2031.412" calcext:value-type="float">
            <text:p>2031.412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3708" calcext:value-type="float">
            <text:p>3708</text:p>
          </table:table-cell>
          <table:table-cell office:value-type="float" office:value="0.246" calcext:value-type="float">
            <text:p>0.246</text:p>
          </table:table-cell>
          <table:table-cell office:value-type="float" office:value="2031.412" calcext:value-type="float">
            <text:p>2031.412</text:p>
          </table:table-cell>
          <table:table-cell table:formula="of:=[.A29]+[.C29]" office:value-type="float" office:value="2031.412" calcext:value-type="float">
            <text:p>2031.412</text:p>
          </table:table-cell>
        </table:table-row>
        <table:table-row table:style-name="ro1">
          <table:table-cell office:value-type="float" office:value="2032.732" calcext:value-type="float">
            <text:p>2032.7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9" calcext:value-type="float">
            <text:p>0.059</text:p>
          </table:table-cell>
          <table:table-cell office:value-type="float" office:value="6911" calcext:value-type="float">
            <text:p>6911</text:p>
          </table:table-cell>
          <table:table-cell office:value-type="float" office:value="0.17" calcext:value-type="float">
            <text:p>0.17</text:p>
          </table:table-cell>
          <table:table-cell office:value-type="float" office:value="2032.732" calcext:value-type="float">
            <text:p>2032.732</text:p>
          </table:table-cell>
          <table:table-cell table:formula="of:=[.A30]+[.C30]" office:value-type="float" office:value="2032.791" calcext:value-type="float">
            <text:p>2032.791</text:p>
          </table:table-cell>
        </table:table-row>
        <table:table-row table:style-name="ro1">
          <table:table-cell office:value-type="float" office:value="2043.149" calcext:value-type="float">
            <text:p>2043.149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5051" calcext:value-type="float">
            <text:p>5051</text:p>
          </table:table-cell>
          <table:table-cell office:value-type="float" office:value="0.207" calcext:value-type="float">
            <text:p>0.207</text:p>
          </table:table-cell>
          <table:table-cell office:value-type="float" office:value="2043.149" calcext:value-type="float">
            <text:p>2043.149</text:p>
          </table:table-cell>
          <table:table-cell table:formula="of:=[.A31]+[.C31]" office:value-type="float" office:value="2043.149" calcext:value-type="float">
            <text:p>2043.149</text:p>
          </table:table-cell>
        </table:table-row>
        <table:table-row table:style-name="ro1">
          <table:table-cell office:value-type="float" office:value="2044.196" calcext:value-type="float">
            <text:p>2044.19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" calcext:value-type="float">
            <text:p>0.036</text:p>
          </table:table-cell>
          <table:table-cell office:value-type="float" office:value="4409" calcext:value-type="float">
            <text:p>4409</text:p>
          </table:table-cell>
          <table:table-cell office:value-type="float" office:value="0.222" calcext:value-type="float">
            <text:p>0.222</text:p>
          </table:table-cell>
          <table:table-cell office:value-type="float" office:value="2044.196" calcext:value-type="float">
            <text:p>2044.196</text:p>
          </table:table-cell>
          <table:table-cell table:formula="of:=[.A32]+[.C32]" office:value-type="float" office:value="2044.232" calcext:value-type="float">
            <text:p>2044.232</text:p>
          </table:table-cell>
        </table:table-row>
        <table:table-row table:style-name="ro1">
          <table:table-cell office:value-type="float" office:value="2054.591" calcext:value-type="float">
            <text:p>2054.59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8197" calcext:value-type="float">
            <text:p>8197</text:p>
          </table:table-cell>
          <table:table-cell office:value-type="float" office:value="0.149" calcext:value-type="float">
            <text:p>0.149</text:p>
          </table:table-cell>
          <table:table-cell office:value-type="float" office:value="2054.591" calcext:value-type="float">
            <text:p>2054.591</text:p>
          </table:table-cell>
          <table:table-cell table:formula="of:=[.A33]+[.C33]" office:value-type="float" office:value="2054.591" calcext:value-type="float">
            <text:p>2054.591</text:p>
          </table:table-cell>
        </table:table-row>
        <table:table-row table:style-name="ro1">
          <table:table-cell office:value-type="float" office:value="2055.945" calcext:value-type="float">
            <text:p>2055.94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8" calcext:value-type="float">
            <text:p>0.028</text:p>
          </table:table-cell>
          <table:table-cell office:value-type="float" office:value="3352" calcext:value-type="float">
            <text:p>3352</text:p>
          </table:table-cell>
          <table:table-cell office:value-type="float" office:value="0.255" calcext:value-type="float">
            <text:p>0.255</text:p>
          </table:table-cell>
          <table:table-cell office:value-type="float" office:value="2055.945" calcext:value-type="float">
            <text:p>2055.945</text:p>
          </table:table-cell>
          <table:table-cell table:formula="of:=[.A34]+[.C34]" office:value-type="float" office:value="2055.973" calcext:value-type="float">
            <text:p>2055.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5:53:11.726940446</meta:creation-date>
    <dc:date>2019-05-28T23:11:39.544098326</dc:date>
    <meta:editing-duration>PT3H37M57S</meta:editing-duration>
    <meta:editing-cycles>1</meta:editing-cycles>
    <meta:document-statistic meta:table-count="1" meta:cell-count="229" meta:object-count="0"/>
    <meta:generator>LibreOffice/6.0.7.3$Linux_X86_64 LibreOffice_project/00m0$Build-3</meta:generator>
  </office:meta>
</office:document-meta>
</file>